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0.58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313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number-columns-repeated="46" table:default-cell-style-name="ce1"/>
        <table:table-column table:style-name="co7" table:number-columns-repeated="960" table:default-cell-style-name="ce5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ce2" office:value-type="string" calcext:value-type="string">
            <text:p>r_ohm_per_km</text:p>
          </table:table-cell>
          <table:table-cell table:style-name="ce2" office:value-type="string" calcext:value-type="string">
            <text:p>x_ohm_per_km</text:p>
          </table:table-cell>
          <table:table-cell table:style-name="ce6" office:value-type="string" calcext:value-type="string">
            <text:p>r_n_ohm_per_km</text:p>
          </table:table-cell>
          <table:table-cell table:style-name="ce6" office:value-type="string" calcext:value-type="string">
            <text:p>x_n_ohm_per_km</text:p>
          </table:table-cell>
          <table:table-cell table:style-name="ce6" office:value-type="string" calcext:value-type="string">
            <text:p>r_pe_ohm_per_km</text:p>
          </table:table-cell>
          <table:table-cell table:style-name="ce6" office:value-type="string" calcext:value-type="string">
            <text:p>x_p_pe_ohm_per_km</text:p>
          </table:table-cell>
          <table:table-cell table:style-name="ce6" office:value-type="string" calcext:value-type="string">
            <text:p>i_cw</text:p>
          </table:table-cell>
          <table:table-cell table:style-name="ce6" office:value-type="string" calcext:value-type="string">
            <text:p>i_pk</text:p>
          </table:table-cell>
          <table:table-cell table:style-name="ce6" office:value-type="string" calcext:value-type="string">
            <text:p>max_i_k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formula="of:=[.B2] &amp; &quot;A-&quot; &amp; [.A2]" office:value-type="string" office:string-value="160A-MR-AL" calcext:value-type="string">
            <text:p>16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2]" office:value-type="string" office:string-value="160A-MR-AL" calcext:value-type="string">
            <text:p>160A-MR-AL</text:p>
          </table:table-cell>
          <table:table-cell table:style-name="ce2" office:value-type="float" office:value="0.665" calcext:value-type="float">
            <text:p>0.66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492" calcext:value-type="float">
            <text:p>0.49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formula="of:=[.B2]/1000" office:value-type="float" office:value="0.16" calcext:value-type="float">
            <text:p>0.1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formula="of:=[.B3] &amp; &quot;A-&quot; &amp; [.A3]" office:value-type="string" office:string-value="250A-MR-AL" calcext:value-type="string">
            <text:p>25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3]" office:value-type="string" office:string-value="250A-MR-AL" calcext:value-type="string">
            <text:p>250A-MR-AL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3]/10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formula="of:=[.B4] &amp; &quot;A-&quot; &amp; [.A4]" office:value-type="string" office:string-value="315A-MR-AL" calcext:value-type="string">
            <text:p>315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4]" office:value-type="string" office:string-value="315A-MR-AL" calcext:value-type="string">
            <text:p>315A-MR-AL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197" calcext:value-type="float">
            <text:p>0.197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4]/1000" office:value-type="float" office:value="0.315" calcext:value-type="float">
            <text:p>0.3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formula="of:=[.B5] &amp; &quot;A-&quot; &amp; [.A5]" office:value-type="string" office:string-value="400A-MR-AL" calcext:value-type="string">
            <text:p>40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5]" office:value-type="string" office:string-value="400A-MR-AL" calcext:value-type="string">
            <text:p>400A-MR-AL</text:p>
          </table:table-cell>
          <table:table-cell table:style-name="ce2" office:value-type="float" office:value="0.163" calcext:value-type="float">
            <text:p>0.16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5]/1000" office:value-type="float" office:value="0.4" calcext:value-type="float">
            <text:p>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formula="of:=[.B6] &amp; &quot;A-&quot; &amp; [.A6]" office:value-type="string" office:string-value="500A-MR-AL" calcext:value-type="string">
            <text:p>50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6]" office:value-type="string" office:string-value="500A-MR-AL" calcext:value-type="string">
            <text:p>500A-MR-AL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7" calcext:value-type="float">
            <text:p>0.07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6]/1000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/>
          <table:table-cell table:style-name="ce2" table:formula="of:=[.B7] &amp; &quot;A-&quot; &amp; [.A7]" office:value-type="string" office:string-value="630A-MR-AL" calcext:value-type="string">
            <text:p>63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7]" office:value-type="string" office:string-value="630A-MR-AL" calcext:value-type="string">
            <text:p>630A-MR-AL</text:p>
          </table:table-cell>
          <table:table-cell table:style-name="Default" office:value-type="float" office:value="0.081" calcext:value-type="float">
            <text:p>0.081</text:p>
          </table:table-cell>
          <table:table-cell table:style-name="Default" office:value-type="float" office:value="0.097" calcext:value-type="float">
            <text:p>0.097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97" calcext:value-type="float">
            <text:p>0.097</text:p>
          </table:table-cell>
          <table:table-cell table:number-columns-repeated="2" table:style-name="Default" office:value-type="float" office:value="0.283" calcext:value-type="float">
            <text:p>0.28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5" calcext:value-type="float">
            <text:p>45</text:p>
          </table:table-cell>
          <table:table-cell table:formula="of:=[.B7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B8] &amp; &quot;A-&quot; &amp; [.A8]" office:value-type="string" office:string-value="800A-MR-AL" calcext:value-type="string">
            <text:p>80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8]" office:value-type="string" office:string-value="800A-MR-AL" calcext:value-type="string">
            <text:p>800A-MR-AL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8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9] &amp; &quot;A-&quot; &amp; [.A9]" office:value-type="string" office:string-value="1000A-MR-AL" calcext:value-type="string">
            <text:p>1000A-MR-AL</text:p>
          </table:table-cell>
          <table:table-cell table:style-name="ce2" office:value-type="string" calcext:value-type="string">
            <text:p>Legrand – Medium Rating – Al</text:p>
          </table:table-cell>
          <table:table-cell table:style-name="ce2" table:formula="of:=[.D9]" office:value-type="string" office:string-value="1000A-MR-AL" calcext:value-type="string">
            <text:p>1000A-MR-AL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9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formula="of:=[.B10] &amp; &quot;A-&quot; &amp; [.A10]" office:value-type="string" office:string-value="250A-MR-CU" calcext:value-type="string">
            <text:p>250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0]" office:value-type="string" office:string-value="250A-MR-CU" calcext:value-type="string">
            <text:p>250A-MR-CU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10]/10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formula="of:=[.B11] &amp; &quot;A-&quot; &amp; [.A11]" office:value-type="string" office:string-value="315A-MR-CU" calcext:value-type="string">
            <text:p>315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1]" office:value-type="string" office:string-value="315A-MR-CU" calcext:value-type="string">
            <text:p>315A-MR-CU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0.188" calcext:value-type="float">
            <text:p>0.188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88" calcext:value-type="float">
            <text:p>0.188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408" calcext:value-type="float">
            <text:p>0.40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11]/1000" office:value-type="float" office:value="0.315" calcext:value-type="float">
            <text:p>0.3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formula="of:=[.B12] &amp; &quot;A-&quot; &amp; [.A12]" office:value-type="string" office:string-value="400A-MR-CU" calcext:value-type="string">
            <text:p>400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2]" office:value-type="string" office:string-value="400A-MR-CU" calcext:value-type="string">
            <text:p>400A-MR-CU</text:p>
          </table:table-cell>
          <table:table-cell table:number-columns-repeated="2" table:style-name="ce2" office:value-type="float" office:value="0.129" calcext:value-type="float">
            <text:p>0.129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129" calcext:value-type="float">
            <text:p>0.129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349" calcext:value-type="float">
            <text:p>0.34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12]/1000" office:value-type="float" office:value="0.4" calcext:value-type="float">
            <text:p>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formula="of:=[.B13] &amp; &quot;A-&quot; &amp; [.A13]" office:value-type="string" office:string-value="630A-MR-CU" calcext:value-type="string">
            <text:p>630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3]" office:value-type="string" office:string-value="630A-MR-CU" calcext:value-type="string">
            <text:p>630A-MR-CU</text:p>
          </table:table-cell>
          <table:table-cell table:style-name="ce2" office:value-type="float" office:value="0.082" calcext:value-type="float">
            <text:p>0.082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3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B14] &amp; &quot;A-&quot; &amp; [.A14]" office:value-type="string" office:string-value="800A-MR-CU" calcext:value-type="string">
            <text:p>800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4]" office:value-type="string" office:string-value="800A-MR-CU" calcext:value-type="string">
            <text:p>800A-MR-CU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4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15] &amp; &quot;A-&quot; &amp; [.A15]" office:value-type="string" office:string-value="1000A-MR-CU" calcext:value-type="string">
            <text:p>1000A-MR-CU</text:p>
          </table:table-cell>
          <table:table-cell table:style-name="ce2" office:value-type="string" calcext:value-type="string">
            <text:p>Legrand – Medium Rating – Cu</text:p>
          </table:table-cell>
          <table:table-cell table:style-name="ce2" table:formula="of:=[.D15]" office:value-type="string" office:string-value="1000A-MR-CU" calcext:value-type="string">
            <text:p>1000A-MR-CU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5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630" calcext:value-type="float">
            <text:p>630</text:p>
          </table:table-cell>
          <table:table-cell/>
          <table:table-cell table:style-name="ce2" table:formula="of:=[.B16] &amp; &quot;A-&quot; &amp; [.A16]" office:value-type="string" office:string-value="630A-SCP-AL" calcext:value-type="string">
            <text:p>63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16]" office:value-type="string" office:string-value="630A-SCP-AL" calcext:value-type="string">
            <text:p>630A-SCP-AL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8" calcext:value-type="float">
            <text:p>48</text:p>
          </table:table-cell>
          <table:table-cell table:formula="of:=[.B16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800" calcext:value-type="float">
            <text:p>800</text:p>
          </table:table-cell>
          <table:table-cell/>
          <table:table-cell table:style-name="ce2" table:formula="of:=[.B17] &amp; &quot;A-&quot; &amp; [.A17]" office:value-type="string" office:string-value="800A-SCP-AL" calcext:value-type="string">
            <text:p>8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17]" office:value-type="string" office:string-value="800A-SCP-AL" calcext:value-type="string">
            <text:p>800A-SCP-AL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formula="of:=[.B17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000" calcext:value-type="float">
            <text:p>1000</text:p>
          </table:table-cell>
          <table:table-cell/>
          <table:table-cell table:style-name="ce2" table:formula="of:=[.B18] &amp; &quot;A-&quot; &amp; [.A18]" office:value-type="string" office:string-value="1000A-SCP-AL" calcext:value-type="string">
            <text:p>10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18]" office:value-type="string" office:string-value="1000A-SCP-AL" calcext:value-type="string">
            <text:p>1000A-SCP-AL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6" calcext:value-type="float">
            <text:p>66</text:p>
          </table:table-cell>
          <table:table-cell table:formula="of:=[.B18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250" calcext:value-type="float">
            <text:p>1250</text:p>
          </table:table-cell>
          <table:table-cell/>
          <table:table-cell table:style-name="ce2" table:formula="of:=[.B19] &amp; &quot;A-&quot; &amp; [.A19]" office:value-type="string" office:string-value="1250A-SCP-AL" calcext:value-type="string">
            <text:p>125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19]" office:value-type="string" office:string-value="1250A-SCP-AL" calcext:value-type="string">
            <text:p>1250A-SCP-AL</text:p>
          </table:table-cell>
          <table:table-cell table:style-name="ce6" office:value-type="float" office:value="0.055" calcext:value-type="float">
            <text:p>0.05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46" calcext:value-type="float">
            <text:p>0.046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6" calcext:value-type="float">
            <text:p>0.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9" calcext:value-type="float">
            <text:p>99</text:p>
          </table:table-cell>
          <table:table-cell table:formula="of:=[.B19]/10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600" calcext:value-type="float">
            <text:p>1600</text:p>
          </table:table-cell>
          <table:table-cell/>
          <table:table-cell table:style-name="ce2" table:formula="of:=[.B20] &amp; &quot;A-&quot; &amp; [.A20]" office:value-type="string" office:string-value="1600A-SCP-AL" calcext:value-type="string">
            <text:p>16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0]" office:value-type="string" office:string-value="1600A-SCP-AL" calcext:value-type="string">
            <text:p>1600A-SCP-AL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" calcext:value-type="float">
            <text:p>106</text:p>
          </table:table-cell>
          <table:table-cell table:formula="of:=[.B20]/1000" office:value-type="float" office:value="1.6" calcext:value-type="float">
            <text:p>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2000" calcext:value-type="float">
            <text:p>2000</text:p>
          </table:table-cell>
          <table:table-cell/>
          <table:table-cell table:style-name="ce2" table:formula="of:=[.B21] &amp; &quot;A-&quot; &amp; [.A21]" office:value-type="string" office:string-value="2000A-SCP-AL" calcext:value-type="string">
            <text:p>20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1]" office:value-type="string" office:string-value="2000A-SCP-AL" calcext:value-type="string">
            <text:p>2000A-SCP-AL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" calcext:value-type="float">
            <text:p>106</text:p>
          </table:table-cell>
          <table:table-cell table:formula="of:=[.B21]/100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2500" calcext:value-type="float">
            <text:p>2500</text:p>
          </table:table-cell>
          <table:table-cell/>
          <table:table-cell table:style-name="ce2" table:formula="of:=[.B22] &amp; &quot;A-&quot; &amp; [.A22]" office:value-type="string" office:string-value="2500A-SCP-AL" calcext:value-type="string">
            <text:p>25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2]" office:value-type="string" office:string-value="2500A-SCP-AL" calcext:value-type="string">
            <text:p>2500A-SCP-AL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formula="of:=[.B22]/1000" office:value-type="float" office:value="2.5" calcext:value-type="float">
            <text:p>2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3200" calcext:value-type="float">
            <text:p>3200</text:p>
          </table:table-cell>
          <table:table-cell/>
          <table:table-cell table:style-name="ce2" table:formula="of:=[.B23] &amp; &quot;A-&quot; &amp; [.A23]" office:value-type="string" office:string-value="3200A-SCP-AL" calcext:value-type="string">
            <text:p>32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3]" office:value-type="string" office:string-value="3200A-SCP-AL" calcext:value-type="string">
            <text:p>3200A-SCP-AL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3]/1000" office:value-type="float" office:value="3.2" calcext:value-type="float">
            <text:p>3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4000" calcext:value-type="float">
            <text:p>4000</text:p>
          </table:table-cell>
          <table:table-cell/>
          <table:table-cell table:style-name="ce2" table:formula="of:=[.B24] &amp; &quot;A-&quot; &amp; [.A24]" office:value-type="string" office:string-value="4000A-SCP-AL" calcext:value-type="string">
            <text:p>40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4]" office:value-type="string" office:string-value="4000A-SCP-AL" calcext:value-type="string">
            <text:p>4000A-SCP-AL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4]/100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5000" calcext:value-type="float">
            <text:p>5000</text:p>
          </table:table-cell>
          <table:table-cell/>
          <table:table-cell table:style-name="ce2" table:formula="of:=[.B25] &amp; &quot;A-&quot; &amp; [.A25]" office:value-type="string" office:string-value="5000A-SCP-AL" calcext:value-type="string">
            <text:p>5000A-SCP-AL</text:p>
          </table:table-cell>
          <table:table-cell table:style-name="ce2" office:value-type="string" calcext:value-type="string">
            <text:p>Legrand – SCP – Al (PE1)</text:p>
          </table:table-cell>
          <table:table-cell table:style-name="ce2" table:formula="of:=[.D25]" office:value-type="string" office:string-value="5000A-SCP-AL" calcext:value-type="string">
            <text:p>5000A-SCP-AL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5]/1000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table:style-name="ce2" table:formula="of:=[.B26] &amp; &quot;A-&quot; &amp; [.A26]" office:value-type="string" office:string-value="800A-SCP-CU" calcext:value-type="string">
            <text:p>8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26]" office:value-type="string" office:string-value="800A-SCP-CU" calcext:value-type="string">
            <text:p>800A-SCP-CU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7" calcext:value-type="float">
            <text:p>57</text:p>
          </table:table-cell>
          <table:table-cell table:formula="of:=[.B26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27] &amp; &quot;A-&quot; &amp; [.A27]" office:value-type="string" office:string-value="1000A-SCP-CU" calcext:value-type="string">
            <text:p>10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27]" office:value-type="string" office:string-value="1000A-SCP-CU" calcext:value-type="string">
            <text:p>1000A-SCP-CU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39" calcext:value-type="float">
            <text:p>0.039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1" calcext:value-type="float">
            <text:p>0.07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6" calcext:value-type="float">
            <text:p>66</text:p>
          </table:table-cell>
          <table:table-cell table:formula="of:=[.B27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formula="of:=[.B28] &amp; &quot;A-&quot; &amp; [.A28]" office:value-type="string" office:string-value="1250A-SCP-CU" calcext:value-type="string">
            <text:p>125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28]" office:value-type="string" office:string-value="1250A-SCP-CU" calcext:value-type="string">
            <text:p>1250A-SCP-CU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1" calcext:value-type="float">
            <text:p>0.07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" calcext:value-type="float">
            <text:p>79</text:p>
          </table:table-cell>
          <table:table-cell table:formula="of:=[.B28]/10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formula="of:=[.B29] &amp; &quot;A-&quot; &amp; [.A29]" office:value-type="string" office:string-value="1600A-SCP-CU" calcext:value-type="string">
            <text:p>16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29]" office:value-type="string" office:string-value="1600A-SCP-CU" calcext:value-type="string">
            <text:p>1600A-SCP-CU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113" calcext:value-type="float">
            <text:p>0.113</text:p>
          </table:table-cell>
          <table:table-cell table:style-name="Default" office:value-type="float" office:value="0.059" calcext:value-type="float">
            <text:p>0.0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2" calcext:value-type="float">
            <text:p>112</text:p>
          </table:table-cell>
          <table:table-cell table:formula="of:=[.B29]/1000" office:value-type="float" office:value="1.6" calcext:value-type="float">
            <text:p>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[.B30] &amp; &quot;A-&quot; &amp; [.A30]" office:value-type="string" office:string-value="2000A-SCP-CU" calcext:value-type="string">
            <text:p>20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0]" office:value-type="string" office:string-value="2000A-SCP-CU" calcext:value-type="string">
            <text:p>2000A-SCP-CU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0.113" calcext:value-type="float">
            <text:p>0.113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6" calcext:value-type="float">
            <text:p>116</text:p>
          </table:table-cell>
          <table:table-cell table:formula="of:=[.B30]/100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" table:formula="of:=[.B31] &amp; &quot;A-&quot; &amp; [.A31]" office:value-type="string" office:string-value="2500A-SCP-CU" calcext:value-type="string">
            <text:p>25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1]" office:value-type="string" office:string-value="2500A-SCP-CU" calcext:value-type="string">
            <text:p>2500A-SCP-CU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6" calcext:value-type="float">
            <text:p>116</text:p>
          </table:table-cell>
          <table:table-cell table:formula="of:=[.B31]/1000" office:value-type="float" office:value="2.5" calcext:value-type="float">
            <text:p>2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2" table:formula="of:=[.B32] &amp; &quot;A-&quot; &amp; [.A32]" office:value-type="string" office:string-value="3200A-SCP-CU" calcext:value-type="string">
            <text:p>32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2]" office:value-type="string" office:string-value="3200A-SCP-CU" calcext:value-type="string">
            <text:p>3200A-SCP-CU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" calcext:value-type="float">
            <text:p>224</text:p>
          </table:table-cell>
          <table:table-cell table:formula="of:=[.B32]/1000" office:value-type="float" office:value="3.2" calcext:value-type="float">
            <text:p>3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" table:formula="of:=[.B33] &amp; &quot;A-&quot; &amp; [.A33]" office:value-type="string" office:string-value="4000A-SCP-CU" calcext:value-type="string">
            <text:p>40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3]" office:value-type="string" office:string-value="4000A-SCP-CU" calcext:value-type="string">
            <text:p>4000A-SCP-CU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3]/100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table:formula="of:=[.B34] &amp; &quot;A-&quot; &amp; [.A34]" office:value-type="string" office:string-value="5000A-SCP-CU" calcext:value-type="string">
            <text:p>50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4]" office:value-type="string" office:string-value="5000A-SCP-CU" calcext:value-type="string">
            <text:p>5000A-SCP-CU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4]/1000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2" table:formula="of:=[.B35] &amp; &quot;A-&quot; &amp; [.A35]" office:value-type="string" office:string-value="6300A-SCP-CU" calcext:value-type="string">
            <text:p>6300A-SCP-CU</text:p>
          </table:table-cell>
          <table:table-cell table:style-name="ce2" office:value-type="string" calcext:value-type="string">
            <text:p>Legrand – SCP – Cu (PE1)</text:p>
          </table:table-cell>
          <table:table-cell table:style-name="ce2" table:formula="of:=[.D35]" office:value-type="string" office:string-value="6300A-SCP-CU" calcext:value-type="string">
            <text:p>6300A-SCP-CU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5]/1000" office:value-type="float" office:value="6.3" calcext:value-type="float">
            <text:p>6.3</text:p>
          </table:table-cell>
          <table:table-cell table:number-columns-repeated="1005"/>
        </table:table-row>
        <table:table-row table:style-name="ro3" table:number-rows-repeated="1048540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3-03-25T16:13:39.783838795</dc:date>
    <meta:editing-duration>PT7H47M40S</meta:editing-duration>
    <meta:editing-cycles>127</meta:editing-cycles>
    <meta:generator>LibreOffice/7.3.7.2$Linux_X86_64 LibreOffice_project/30$Build-2</meta:generator>
    <dc:creator>Manu Varkey</dc:creator>
    <meta:document-statistic meta:table-count="1" meta:cell-count="490" meta:object-count="0"/>
  </office:meta>
</office:document-meta>
</file>